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American Typewriter" svg:font-family="'American Typewri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0191d8e"/>
    </style:style>
    <style:style style:name="P2" style:family="paragraph" style:parent-style-name="List_20_Paragraph">
      <style:paragraph-properties fo:margin-left="0.25in" fo:margin-right="0in" fo:text-align="justify" style:justify-single-word="false" fo:text-indent="0in" style:auto-text-indent="false"/>
      <style:text-properties officeooo:paragraph-rsid="00191d8e"/>
    </style:style>
    <style:style style:name="P3" style:family="paragraph" style:parent-style-name="List_20_Paragraph">
      <style:paragraph-properties fo:margin-left="0.25in" fo:margin-right="0in" fo:text-align="justify" style:justify-single-word="false" fo:text-indent="0in" style:auto-text-indent="false"/>
      <style:text-properties fo:color="#943634" style:font-name="American Typewriter" fo:font-size="9pt" officeooo:paragraph-rsid="00191d8e" style:font-size-asian="9pt" style:font-size-complex="9pt"/>
    </style:style>
    <style:style style:name="P4" style:family="paragraph" style:parent-style-name="List_20_Paragraph">
      <style:paragraph-properties fo:margin-left="0.25in" fo:margin-right="0in" fo:text-align="justify" style:justify-single-word="false" fo:text-indent="0in" style:auto-text-indent="false"/>
      <style:text-properties fo:color="#e36c0a" style:font-name="American Typewriter" fo:font-size="9pt" officeooo:paragraph-rsid="00191d8e" style:font-size-asian="9pt" style:font-size-complex="9pt"/>
    </style:style>
    <style:style style:name="P5" style:family="paragraph" style:parent-style-name="List_20_Paragraph">
      <style:paragraph-properties fo:margin-left="0in" fo:margin-right="0in" fo:text-align="justify" style:justify-single-word="false" fo:text-indent="0in" style:auto-text-indent="false"/>
      <style:text-properties officeooo:paragraph-rsid="00191d8e"/>
    </style:style>
    <style:style style:name="P6" style:family="paragraph" style:parent-style-name="List_20_Paragraph">
      <style:paragraph-properties fo:margin-left="0in" fo:margin-right="0in" fo:text-align="justify" style:justify-single-word="false" fo:text-indent="0in" style:auto-text-indent="false"/>
      <style:text-properties officeooo:paragraph-rsid="001aae54"/>
    </style:style>
    <style:style style:name="P7" style:family="paragraph" style:parent-style-name="List_20_Paragraph">
      <style:paragraph-properties fo:margin-left="0in" fo:margin-right="0in" fo:text-align="justify" style:justify-single-word="false" fo:text-indent="0in" style:auto-text-indent="false"/>
      <style:text-properties officeooo:paragraph-rsid="002650ec"/>
    </style:style>
    <style:style style:name="P8" style:family="paragraph" style:parent-style-name="List_20_Paragraph">
      <style:paragraph-properties fo:margin-left="0in" fo:margin-right="0in" fo:text-align="justify" style:justify-single-word="false" fo:text-indent="0in" style:auto-text-indent="false"/>
      <style:text-properties officeooo:paragraph-rsid="0027b81b"/>
    </style:style>
    <style:style style:name="P9" style:family="paragraph" style:parent-style-name="List_20_Paragraph">
      <style:paragraph-properties fo:margin-left="0in" fo:margin-right="0in" fo:text-align="justify" style:justify-single-word="false" fo:text-indent="0in" style:auto-text-indent="false"/>
      <style:text-properties officeooo:paragraph-rsid="001c7d94"/>
    </style:style>
    <style:style style:name="P10" style:family="paragraph" style:parent-style-name="List_20_Paragraph">
      <style:paragraph-properties fo:margin-left="0in" fo:margin-right="0in" fo:text-align="justify" style:justify-single-word="false" fo:text-indent="0in" style:auto-text-indent="false"/>
      <style:text-properties fo:color="#c9211e" fo:font-style="italic" officeooo:rsid="001c7d94" officeooo:paragraph-rsid="001c7d94" style:font-style-asian="italic" style:font-style-complex="italic"/>
    </style:style>
    <style:style style:name="P11" style:family="paragraph" style:parent-style-name="List_20_Paragraph">
      <style:paragraph-properties fo:margin-left="0in" fo:margin-right="0in" fo:text-align="justify" style:justify-single-word="false" fo:text-indent="0in" style:auto-text-indent="false"/>
      <style:text-properties fo:color="#c9211e" fo:font-style="italic" officeooo:rsid="0024fb55" officeooo:paragraph-rsid="0024fb55" style:font-style-asian="italic" style:font-style-complex="italic"/>
    </style:style>
    <style:style style:name="P12" style:family="paragraph" style:parent-style-name="List_20_Paragraph">
      <style:paragraph-properties fo:margin-left="0in" fo:margin-right="0in" fo:text-align="justify" style:justify-single-word="false" fo:text-indent="0in" style:auto-text-indent="false"/>
      <style:text-properties fo:color="#c9211e" fo:font-style="italic" officeooo:paragraph-rsid="00191d8e" style:font-style-asian="italic" style:font-style-complex="italic"/>
    </style:style>
    <style:style style:name="P13" style:family="paragraph" style:parent-style-name="List_20_Paragraph">
      <style:paragraph-properties fo:margin-left="0in" fo:margin-right="0in" fo:text-align="justify" style:justify-single-word="false" fo:text-indent="0in" style:auto-text-indent="false"/>
      <style:text-properties fo:color="#c9211e" fo:font-style="italic" officeooo:rsid="002650ec" officeooo:paragraph-rsid="002650ec" style:font-style-asian="italic" style:font-style-complex="italic"/>
    </style:style>
    <style:style style:name="P14" style:family="paragraph" style:parent-style-name="List_20_Paragraph">
      <style:paragraph-properties fo:margin-left="0in" fo:margin-right="0in" fo:text-align="justify" style:justify-single-word="false" fo:text-indent="0in" style:auto-text-indent="false"/>
      <style:text-properties fo:color="#c9211e" fo:font-style="italic" officeooo:rsid="0027b81b" officeooo:paragraph-rsid="0027b81b" style:font-style-asian="italic" style:font-style-complex="italic"/>
    </style:style>
    <style:style style:name="P15" style:family="paragraph" style:parent-style-name="List_20_Paragraph">
      <style:paragraph-properties fo:margin-left="0in" fo:margin-right="0in" fo:text-align="justify" style:justify-single-word="false" fo:text-indent="0in" style:auto-text-indent="false"/>
      <style:text-properties fo:color="#c9211e" fo:font-style="italic" officeooo:rsid="002b28e7" officeooo:paragraph-rsid="002b28e7" style:font-style-asian="italic" style:font-style-complex="italic"/>
    </style:style>
    <style:style style:name="P16" style:family="paragraph" style:parent-style-name="List_20_Paragraph">
      <style:paragraph-properties fo:margin-left="0in" fo:margin-right="0in" fo:text-align="justify" style:justify-single-word="false" fo:text-indent="0in" style:auto-text-indent="false"/>
      <style:text-properties fo:color="#c9211e" fo:font-style="italic" officeooo:rsid="002bde39" officeooo:paragraph-rsid="002bde39" style:font-style-asian="italic" style:font-style-complex="italic"/>
    </style:style>
    <style:style style:name="P17" style:family="paragraph" style:parent-style-name="List_20_Paragraph">
      <style:paragraph-properties fo:margin-left="0in" fo:margin-right="0in" fo:text-align="justify" style:justify-single-word="false" fo:text-indent="0in" style:auto-text-indent="false"/>
      <style:text-properties fo:color="#c9211e" fo:font-style="italic" officeooo:rsid="002ce0b1" officeooo:paragraph-rsid="002ce0b1" style:font-style-asian="italic" style:font-style-complex="italic"/>
    </style:style>
    <style:style style:name="P18" style:family="paragraph" style:parent-style-name="List_20_Paragraph">
      <style:paragraph-properties fo:margin-left="0in" fo:margin-right="0in" fo:text-align="justify" style:justify-single-word="false" fo:text-indent="0in" style:auto-text-indent="false"/>
      <style:text-properties fo:color="#c9211e" fo:font-style="italic" officeooo:rsid="001f7cc9" officeooo:paragraph-rsid="001f7cc9" style:font-style-asian="italic" style:font-style-complex="italic"/>
    </style:style>
    <style:style style:name="P19" style:family="paragraph" style:parent-style-name="List_20_Paragraph">
      <style:paragraph-properties fo:margin-left="0in" fo:margin-right="0in" fo:text-align="justify" style:justify-single-word="false" fo:text-indent="0in" style:auto-text-indent="false"/>
      <style:text-properties fo:color="#c9211e" fo:font-style="italic" officeooo:rsid="0027b81b" officeooo:paragraph-rsid="0027b81b" style:font-style-asian="italic"/>
    </style:style>
    <style:style style:name="P20" style:family="paragraph" style:parent-style-name="List_20_Paragraph">
      <style:paragraph-properties fo:margin-left="0in" fo:margin-right="0in" fo:text-align="justify" style:justify-single-word="false" fo:text-indent="0in" style:auto-text-indent="false"/>
      <style:text-properties fo:color="#c9211e" fo:font-style="italic" fo:font-weight="normal" officeooo:rsid="0023c466" officeooo:paragraph-rsid="0023c466" style:font-style-asian="italic" style:font-weight-asian="normal" style:font-style-complex="italic" style:font-weight-complex="normal"/>
    </style:style>
    <style:style style:name="P21" style:family="paragraph" style:parent-style-name="List_20_Paragraph">
      <style:paragraph-properties fo:margin-left="0in" fo:margin-right="0in" fo:text-indent="0in" style:auto-text-indent="false"/>
      <style:text-properties fo:color="#c9211e" style:font-name="Liberation Serif" fo:font-size="12pt" fo:font-style="italic" officeooo:rsid="001f7cc9" officeooo:paragraph-rsid="001f7cc9" style:font-size-asian="12pt" style:font-style-asian="italic" style:font-size-complex="12pt" style:font-style-complex="italic"/>
    </style:style>
    <style:style style:name="P22" style:family="paragraph" style:parent-style-name="List_20_Paragraph">
      <style:paragraph-properties fo:margin-left="0in" fo:margin-right="0in" fo:text-align="justify" style:justify-single-word="false" fo:text-indent="0in" style:auto-text-indent="false"/>
      <style:text-properties fo:color="#c9211e" style:font-name="Liberation Serif" fo:font-size="12pt" fo:font-style="italic" officeooo:rsid="0024fb55" officeooo:paragraph-rsid="0024fb55" style:font-size-asian="10.5pt" style:font-style-asian="italic" style:font-size-complex="12pt" style:font-style-complex="italic"/>
    </style:style>
    <style:style style:name="P23" style:family="paragraph" style:parent-style-name="List_20_Paragraph">
      <style:paragraph-properties fo:margin-left="0in" fo:margin-right="0in" fo:text-align="justify" style:justify-single-word="false" fo:text-indent="0in" style:auto-text-indent="false"/>
      <style:text-properties fo:color="#c9211e" officeooo:rsid="001fa309" officeooo:paragraph-rsid="001fa309"/>
    </style:style>
    <style:style style:name="P24" style:family="paragraph" style:parent-style-name="List_20_Paragraph">
      <style:paragraph-properties fo:margin-left="0in" fo:margin-right="0in" fo:text-align="justify" style:justify-single-word="false" fo:text-indent="0in" style:auto-text-indent="false"/>
      <style:text-properties fo:color="#000000" fo:font-style="italic" officeooo:paragraph-rsid="00191d8e" style:font-style-asian="italic"/>
    </style:style>
    <style:style style:name="P25" style:family="paragraph" style:parent-style-name="List_20_Paragraph">
      <style:paragraph-properties fo:margin-left="0in" fo:margin-right="0in" fo:text-align="justify" style:justify-single-word="false" fo:text-indent="0in" style:auto-text-indent="false"/>
      <style:text-properties fo:color="#000000" officeooo:paragraph-rsid="00191d8e"/>
    </style:style>
    <style:style style:name="P26" style:family="paragraph" style:parent-style-name="List_20_Paragraph">
      <style:paragraph-properties fo:margin-left="0in" fo:margin-right="0in" fo:text-indent="0in" style:auto-text-indent="false"/>
      <style:text-properties fo:color="#943634" style:font-name="American Typewriter" fo:font-size="9pt" officeooo:paragraph-rsid="00191d8e" style:font-size-asian="9pt" style:font-size-complex="9pt"/>
    </style:style>
    <style:style style:name="P27" style:family="paragraph" style:parent-style-name="Standard">
      <style:paragraph-properties fo:text-align="justify" style:justify-single-word="false"/>
      <style:text-properties officeooo:paragraph-rsid="00191d8e"/>
    </style:style>
    <style:style style:name="P28" style:family="paragraph" style:parent-style-name="Standard">
      <style:paragraph-properties fo:text-align="justify" style:justify-single-word="false"/>
      <style:text-properties fo:color="#800000" fo:font-size="10pt" officeooo:paragraph-rsid="00191d8e" style:font-size-asian="10pt" style:font-size-complex="10pt"/>
    </style:style>
    <style:style style:name="P29" style:family="paragraph" style:parent-style-name="Standard">
      <style:text-properties officeooo:paragraph-rsid="00191d8e"/>
    </style:style>
    <style:style style:name="P30" style:family="paragraph" style:parent-style-name="Standard">
      <style:paragraph-properties fo:margin-top="0.1665in" fo:margin-bottom="0in" loext:contextual-spacing="false"/>
      <style:text-properties fo:color="#000000" fo:font-weight="bold" officeooo:paragraph-rsid="00191d8e" style:font-weight-asian="bold"/>
    </style:style>
    <style:style style:name="P31" style:family="paragraph" style:parent-style-name="Header">
      <style:text-properties officeooo:rsid="00191d8e" officeooo:paragraph-rsid="00191d8e"/>
    </style:style>
    <style:style style:name="P32" style:family="paragraph" style:parent-style-name="List_20_Paragraph" style:list-style-name="WWNum6">
      <style:text-properties officeooo:paragraph-rsid="00191d8e"/>
    </style:style>
    <style:style style:name="P33" style:family="paragraph" style:parent-style-name="List_20_Paragraph" style:list-style-name="WWNum6">
      <style:paragraph-properties fo:text-align="justify" style:justify-single-word="false"/>
      <style:text-properties officeooo:paragraph-rsid="00191d8e"/>
    </style:style>
    <style:style style:name="P34" style:family="paragraph" style:parent-style-name="List_20_Paragraph" style:list-style-name="WWNum6">
      <style:paragraph-properties fo:text-align="justify" style:justify-single-word="false"/>
      <style:text-properties fo:color="#000000" officeooo:paragraph-rsid="00191d8e"/>
    </style:style>
    <style:style style:name="P35" style:family="paragraph" style:parent-style-name="List_20_Paragraph" style:list-style-name="WWNum6">
      <style:paragraph-properties fo:margin-left="0in" fo:margin-right="0in" fo:text-align="justify" style:justify-single-word="false" fo:text-indent="0in" style:auto-text-indent="false"/>
      <style:text-properties officeooo:paragraph-rsid="00191d8e"/>
    </style:style>
    <style:style style:name="P36" style:family="paragraph" style:parent-style-name="List_20_Paragraph">
      <style:paragraph-properties fo:margin-left="0in" fo:margin-right="0in" fo:text-indent="0in" style:auto-text-indent="false"/>
      <style:text-properties officeooo:paragraph-rsid="00191d8e"/>
    </style:style>
    <style:style style:name="P37" style:family="paragraph" style:parent-style-name="List_20_Paragraph">
      <style:paragraph-properties fo:margin-left="0in" fo:margin-right="0in" fo:text-align="justify" style:justify-single-word="false" fo:text-indent="0in" style:auto-text-indent="false"/>
      <style:text-properties fo:color="#c9211e" fo:font-style="italic" officeooo:rsid="002f7a54" officeooo:paragraph-rsid="002f7a54" style:font-style-asian="italic" style:font-style-complex="italic"/>
    </style:style>
    <style:style style:name="P38" style:family="paragraph" style:parent-style-name="List_20_Paragraph">
      <style:paragraph-properties fo:margin-left="0in" fo:margin-right="0in" fo:text-align="justify" style:justify-single-word="false" fo:text-indent="0in" style:auto-text-indent="false"/>
      <style:text-properties officeooo:paragraph-rsid="00191d8e"/>
    </style:style>
    <style:style style:name="P39" style:family="paragraph" style:parent-style-name="Standard">
      <style:text-properties officeooo:paragraph-rsid="00191d8e"/>
    </style:style>
    <style:style style:name="P40" style:family="paragraph" style:parent-style-name="Standard">
      <style:paragraph-properties fo:text-align="justify" style:justify-single-word="false"/>
      <style:text-properties officeooo:paragraph-rsid="00191d8e"/>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943634" style:font-name="American Typewriter" fo:font-size="9pt" style:font-size-asian="9pt" style:font-size-complex="9pt"/>
    </style:style>
    <style:style style:name="T7" style:family="text">
      <style:text-properties fo:color="#c9211e" fo:font-style="italic" officeooo:rsid="001aae54" style:font-style-asian="italic" style:font-style-complex="italic"/>
    </style:style>
    <style:style style:name="T8" style:family="text">
      <style:text-properties fo:color="#c9211e" fo:font-style="italic" officeooo:rsid="001bec4e" style:font-style-asian="italic" style:font-style-complex="italic"/>
    </style:style>
    <style:style style:name="T9" style:family="text">
      <style:text-properties fo:color="#c9211e" fo:font-style="italic" officeooo:rsid="001dec3f" style:font-style-asian="italic" style:font-style-complex="italic"/>
    </style:style>
    <style:style style:name="T10" style:family="text">
      <style:text-properties fo:color="#c9211e" fo:font-style="italic" officeooo:rsid="001fa309" style:font-style-asian="italic" style:font-style-complex="italic"/>
    </style:style>
    <style:style style:name="T11" style:family="text">
      <style:text-properties fo:color="#c9211e" fo:font-style="italic" officeooo:rsid="0023c466" style:font-style-asian="italic" style:font-style-complex="italic"/>
    </style:style>
    <style:style style:name="T12" style:family="text">
      <style:text-properties fo:color="#c9211e" fo:font-style="italic" officeooo:rsid="002650ec" style:font-style-asian="italic" style:font-style-complex="italic"/>
    </style:style>
    <style:style style:name="T13" style:family="text">
      <style:text-properties fo:color="#c9211e" fo:font-style="italic" officeooo:rsid="0027b81b" style:font-style-asian="italic" style:font-style-complex="italic"/>
    </style:style>
    <style:style style:name="T14" style:family="text">
      <style:text-properties fo:color="#c9211e" fo:font-style="italic" officeooo:rsid="0029acf6" style:font-style-asian="italic" style:font-style-complex="italic"/>
    </style:style>
    <style:style style:name="T15" style:family="text">
      <style:text-properties fo:color="#c9211e" fo:font-style="italic" officeooo:rsid="00191d8e" style:font-style-asian="italic" style:font-style-complex="italic"/>
    </style:style>
    <style:style style:name="T16" style:family="text">
      <style:text-properties fo:color="#c9211e" fo:font-style="italic" officeooo:rsid="002e7c89" style:font-style-asian="italic" style:font-style-complex="italic"/>
    </style:style>
    <style:style style:name="T17" style:family="text">
      <style:text-properties fo:color="#c9211e" fo:font-style="italic" officeooo:rsid="001c7d94" style:font-style-asian="italic" style:font-style-complex="italic"/>
    </style:style>
    <style:style style:name="T18" style:family="text">
      <style:text-properties fo:color="#c9211e" fo:font-style="italic" officeooo:rsid="002f7a54" style:font-style-asian="italic" style:font-style-complex="italic"/>
    </style:style>
    <style:style style:name="T19" style:family="text">
      <style:text-properties fo:color="#c9211e" fo:font-style="italic" officeooo:rsid="0034cf79" style:font-style-asian="italic" style:font-style-complex="italic"/>
    </style:style>
    <style:style style:name="T20" style:family="text">
      <style:text-properties fo:color="#c9211e" fo:font-style="italic" officeooo:rsid="0036ac72" style:font-style-asian="italic" style:font-style-complex="italic"/>
    </style:style>
    <style:style style:name="T21" style:family="text">
      <style:text-properties fo:color="#c9211e" fo:font-style="italic" officeooo:rsid="003976a5" style:font-style-asian="italic" style:font-style-complex="italic"/>
    </style:style>
    <style:style style:name="T22" style:family="text">
      <style:text-properties officeooo:rsid="002110ac"/>
    </style:style>
    <style:style style:name="T23" style:family="text">
      <style:text-properties officeooo:rsid="00223089"/>
    </style:style>
    <style:style style:name="T24" style:family="text">
      <style:text-properties officeooo:rsid="002650ec"/>
    </style:style>
    <style:style style:name="T25" style:family="text">
      <style:text-properties officeooo:rsid="002dce0e"/>
    </style:style>
    <style:style style:name="T26" style:family="text">
      <style:text-properties officeooo:rsid="002f7a54"/>
    </style:style>
    <style:style style:name="T27" style:family="text">
      <style:text-properties officeooo:rsid="0031093d"/>
    </style:style>
    <style:style style:name="T28" style:family="text">
      <style:text-properties officeooo:rsid="0036ac72"/>
    </style:style>
    <style:style style:name="T29" style:family="text">
      <style:text-properties officeooo:rsid="0038a3a2"/>
    </style:style>
    <style:style style:name="T30" style:family="text">
      <style:text-properties officeooo:rsid="003976a5"/>
    </style:style>
    <style:style style:name="T31" style:family="text">
      <style:text-properties officeooo:rsid="003abf90"/>
    </style:style>
    <style:style style:name="T32" style:family="text">
      <style:text-properties officeooo:rsid="003b847f"/>
    </style:style>
    <style:style style:name="T33" style:family="text">
      <style:text-properties officeooo:rsid="003d4ad8"/>
    </style:style>
    <style:style style:name="T34" style:family="text">
      <style:text-properties officeooo:rsid="003e7ae0"/>
    </style:style>
    <style:style style:name="T35" style:family="text">
      <style:text-properties officeooo:rsid="003f75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OVA D’ESTUDI CONTINUAT 3 (PEC3)</text:p>
      <text:p text:style-name="P29"/>
      <text:p text:style-name="P29"/>
      <text:p text:style-name="P29"/>
      <text:p text:style-name="P29"/>
      <text:p text:style-name="P27"><text:span text:style-name="T3">SITUACIÓ:</text:span> La República de Lattimino és una petit país centroeuropeu, famós pel contraband, el secret bancari i els seus casinos; depèn energèticament del petroli rus i te les seves empreses més importants nacionalitzades. Suposa que el Coronel Noleggio Gomoné, President de la República de Lattimino, ha decidit, pel seu aniversari, duplicar <text:s/>els sous dels seus habitants (pagats en <text:span text:style-name="T4">gomons</text:span>; la moneda del país) per tal d’augmentar la capacitat adquisitiva dels seus ciutadans, augmentar el seu consum i, en conseqüència, augmentar el PIB, que experimenta minsos creixements del 0,5% els dos darrers anys. </text:p>
      <text:p text:style-name="P27"/>
      <text:list xml:id="list487065286" text:style-name="WWNum6">
        <text:list-item>
          <text:p text:style-name="P33">Com qualificaries la situació econòmica que, molt probablement, viurà el país en breu? </text:p>
        </text:list-item>
      </text:list>
      <text:p text:style-name="P1"/>
      <text:p text:style-name="P5"><text:span text:style-name="T15">Amb alta probabilitat, considerant que el creixement dels </text:span><text:span text:style-name="T20">ú</text:span><text:span text:style-name="T15">ltims anys ha sigut molt baix, s</text:span><text:span text:style-name="T16">egurament hi hauria una forta inflació </text:span><text:span text:style-name="T19">de demanda</text:span><text:span text:style-name="T16">.</text:span></text:p>
      <text:p text:style-name="P2"/>
      <text:list xml:id="list122227064631575" text:continue-numbering="true" text:style-name="WWNum6">
        <text:list-item>
          <text:p text:style-name="P33">Creus que hagués estat millor que en lloc de pujar els sous els hagués baixat un 30% per tal d’augmentar la competitivitat del país, augmentar les exportacions i, en definitiva, el PIB? Raona la resposta</text:p>
        </text:list-item>
      </text:list>
      <text:p text:style-name="P5"/>
      <text:p text:style-name="P6"><text:span text:style-name="T11">No, d</text:span><text:span text:style-name="T7">e primeres no </text:span><text:span text:style-name="T20">é</text:span><text:span text:style-name="T7">s gaire realista atribuir la compet</text:span><text:span text:style-name="T20">è</text:span><text:span text:style-name="T7">ncia d’un país en funció dels sous com hem vist anteriorment. </text:span><text:span text:style-name="T8">També s’ha de considerar que</text:span><text:span text:style-name="T7"> els sous presenten molta r</text:span><text:span text:style-name="T20">i</text:span><text:span text:style-name="T7">gidesa, qualsevol baixada de sous normalment b</text:span><text:span text:style-name="T20">é</text:span><text:span text:style-name="T7"> acompa</text:span><text:span text:style-name="T8">ny</text:span><text:span text:style-name="T7">ada d’una </text:span><text:span text:style-name="T10">forta </text:span><text:span text:style-name="T7">resposta sindical. I per últim </text:span><text:span text:style-name="T9">d’ha de </text:span><text:span text:style-name="T7">considera</text:span><text:span text:style-name="T9">r</text:span><text:span text:style-name="T7"> </text:span><text:span text:style-name="T8">la forta influ</text:span><text:span text:style-name="T20">è</text:span><text:span text:style-name="T8">ncia del contraban al país, una baixada dels sous e</text:span><text:span text:style-name="T10">l potenciaria, </text:span><text:span text:style-name="T8"><text:s/>disminu</text:span><text:span text:style-name="T20">i</text:span><text:span text:style-name="T8">nt encara més el PIB. </text:span></text:p>
      <text:p text:style-name="P5"/>
      <text:p text:style-name="P27"/>
      <text:list xml:id="list122227374661944" text:continue-numbering="true" text:style-name="WWNum6">
        <text:list-item>
          <text:p text:style-name="P33">En el cas de duplicar els sous, què passaria, molt probablement, amb el valor del “<text:span text:style-name="T4">gomón”</text:span>? raona la resposta</text:p>
        </text:list-item>
      </text:list>
      <text:p text:style-name="P1"/>
      <text:p text:style-name="P10">Considerant que l’augment dels sous vindria acompanyat amb la introducció de més “gommons”,</text:p>
      <text:p text:style-name="P9"><text:span text:style-name="T17">la moneda es devaluaria i per tant p</text:span><text:span text:style-name="T18">erdria valor</text:span><text:span text:style-name="T17">.</text:span></text:p>
      <text:p text:style-name="P5"/>
      <text:list xml:id="list122227901394145" text:continue-numbering="true" text:style-name="WWNum6">
        <text:list-item>
          <text:p text:style-name="P33">Amb un creixement del PIB d’un 2%, en termes constants, si en lloc de duplicar els sous, només s’augmentés el 20% el salari mínim dels treballadors hi hauria alguna manera d’evitar entrar en un procés inflacionari?</text:p>
          <text:p text:style-name="P35"/>
        </text:list-item>
      </text:list>
      <text:p text:style-name="P18">Aplicant pol<text:span text:style-name="T28">í</text:span>tiques fiscals i monet<text:span text:style-name="T28">à</text:span>ries restrictives.</text:p>
      <text:p text:style-name="P5"/>
      <text:p text:style-name="P29"/>
      <text:list xml:id="list122228103882087" text:continue-numbering="true" text:style-name="WWNum6">
        <text:list-item>
          <text:p text:style-name="P32">Segons la llei d’Okun que hauria de passar per tal de que la taxa d’atur de la República de Lattimino es reduís un 1%?<text:span text:style-name="T6"> </text:span></text:p>
        </text:list-item>
      </text:list>
      <text:p text:style-name="P26"/>
      <text:p text:style-name="P21">La produc<text:span text:style-name="T28">c</text:span>ió haur<text:span text:style-name="T28">i</text:span>a d’augmentar en un 2-3 %.</text:p>
      <text:p text:style-name="P36"/>
      <text:p text:style-name="P5"/>
      <text:list xml:id="list122226664505504" text:continue-numbering="true" text:style-name="WWNum6">
        <text:list-item>
          <text:p text:style-name="P33"><text:soft-page-break/>Quina situació hauria d’estar vivint per tal de qualificar-la d´<text:span text:style-name="T4">estagflació</text:span>? I en aquest cas quin tipus de mesures de política econòmica recomanaries i en què consistirien?</text:p>
        </text:list-item>
      </text:list>
      <text:p text:style-name="P27"/>
      <text:p text:style-name="P23">L’estagflació <text:span text:style-name="T28">é</text:span>s la combinació d’altes ta<text:span text:style-name="T22">x</text:span>es d’atur <text:span text:style-name="T26">(provocades per una recessió) i</text:span> una elevada inflació. <text:span text:style-name="T23">S’hauria d’aplicar una política monetària restrictiva i una política fiscal expansiva. Disminuir els impostos, augmentar la despesa pública, augmentant els tipus d’interès, augment del coeficient de caixa, privatitzar les empreses nacionalitzades, etc...</text:span></text:p>
      <text:p text:style-name="P23"/>
      <text:list xml:id="list122226775229924" text:continue-numbering="true" text:style-name="WWNum6">
        <text:list-item>
          <text:p text:style-name="P33">Si la República de Lattimino tingués un sistema de pensions de ”capitalització” com funcionaria aquest? Raona la resposta</text:p>
        </text:list-item>
      </text:list>
      <text:p text:style-name="P2"/>
      <text:p text:style-name="P20">Els sistemes de pensions de capitalització consisteixen <text:span text:style-name="T28">a</text:span> individualitzar les cotitzacions, per tant <text:span text:style-name="T28">hi ha </text:span>relaci<text:span text:style-name="T28">ó</text:span> directa amb les aportacions que s’han realitzat. <text:span text:style-name="T28">El treballador obtindrà de pensió el que ell hagi destinat al llarg de la seva vida. </text:span></text:p>
      <text:p text:style-name="P27"/>
      <text:list xml:id="list122227461393238" text:continue-numbering="true" text:style-name="WWNum6">
        <text:list-item>
          <text:p text:style-name="P33">Si, adonant-se de les conseqüències del seu “regal” als ciutadans (per haver duplicat els sous), Noleggio Gomone t’anomena ministre d’economia quins tipus de política econòmiques recomanaries (monetàries, fiscals, expansives, restrictives, d’oferta, etc.)? Quines mesures concretes aplicaries?</text:p>
        </text:list-item>
      </text:list>
      <text:p text:style-name="P5"/>
      <text:p text:style-name="P11">Una política monet<text:span text:style-name="T28">à</text:span>ria restrictiva, augmentant el coeficient de caixa, vendre deu<text:span text:style-name="T29">te</text:span> públic per exemple.</text:p>
      <text:p text:style-name="P11"/>
      <text:p text:style-name="P3"/>
      <text:list xml:id="list122228448005270" text:continue-numbering="true" text:style-name="WWNum6">
        <text:list-item>
          <text:p text:style-name="P33">Si apliquessis polítiques fiscals es podria produir l’efecte <text:span text:style-name="T5">crowding-out”?</text:span> Raona la resposta</text:p>
        </text:list-item>
      </text:list>
      <text:p text:style-name="P3"/>
      <text:p text:style-name="P22">Si s’apliquessin polítiques fiscals expansives si <text:span text:style-name="T30">é</text:span>s podr<text:span text:style-name="T30">i</text:span>a arribar a dona<text:span text:style-name="T26">r</text:span> tot I que s’hauria de considerar que les empreses importants est<text:span text:style-name="T30">a</text:span>n nacionalitzades. Ja que a l’augmentar el d<text:span text:style-name="T30">è</text:span>ficit, <text:span text:style-name="T30">abaixen els preus dels títols de deute públic que implica més rentabilitat per tant augmenten els tipus d’interès I per tant dismuneix les inversions I així el PIB.</text:span></text:p>
      <text:p text:style-name="P3"/>
      <text:list xml:id="list122227200306840" text:continue-numbering="true" text:style-name="WWNum6">
        <text:list-item>
          <text:p text:style-name="P33">Creus que seria més efectiu aplicar polítiques monetàries? Per què?</text:p>
        </text:list-item>
      </text:list>
      <text:p text:style-name="P5"/>
      <text:p text:style-name="P7"><text:span text:style-name="T12">Si, </text:span><text:span text:style-name="T13">ja que una política monet</text:span><text:span text:style-name="T21">à</text:span><text:span text:style-name="T13">ria restrictiva faria disminu</text:span><text:span text:style-name="T21">i</text:span><text:span text:style-name="T13">r l</text:span><text:span text:style-name="T21">a </text:span><text:span text:style-name="T13">infació de preus. </text:span></text:p>
      <text:p text:style-name="P13"/>
      <text:list xml:id="list122227898628495" text:continue-numbering="true" text:style-name="WWNum6">
        <text:list-item>
          <text:p text:style-name="P33"><text:span text:style-name="T1">Què hauria de passar perquè es donés </text:span><text:span text:style-name="T2">la trampa de la liquidesa?</text:span></text:p>
        </text:list-item>
      </text:list>
      <text:p text:style-name="P24"/>
      <text:p text:style-name="P19">La co<text:span text:style-name="T31">mb</text:span>inació d’una política monet<text:span text:style-name="T31">à</text:span>ria expansiva, baixant els tipus d’interès amb uns tipus d’interès ja de per s<text:span text:style-name="T31">i </text:span>molt baixos.</text:p>
      <text:p text:style-name="P28"/>
      <text:list xml:id="list122226438566015" text:continue-numbering="true" text:style-name="WWNum6">
        <text:list-item>
          <text:p text:style-name="P33">Si el govern de Lattimino es decidís a vendre Deute Públic estaria fent una política econòmica expansiva o restrictiva? Raona la resposta</text:p>
        </text:list-item>
      </text:list>
      <text:p text:style-name="P14"/>
      <text:p text:style-name="P8"><text:span text:style-name="T13">Es tractaria d’una política monetària restrictiva, </text:span><text:span text:style-name="T14">ja</text:span><text:span text:style-name="T13"> </text:span><text:span text:style-name="T14">que la seva finalitat és restringir la quantitat de diners en circulació.</text:span></text:p>
      <text:p text:style-name="P2"/>
      <text:list xml:id="list122227487826008" text:continue-numbering="true" text:style-name="WWNum6">
        <text:list-item>
          <text:p text:style-name="P33">En el cas de tenir dèficit públic, creus que seria una bona idea que el govern de Lattimino intentés equilibrar el pressupost Perquè? Raona la resposta</text:p>
        </text:list-item>
      </text:list>
      <text:p text:style-name="P1"/>
      <text:p text:style-name="P15"><text:soft-page-break/>No <text:span text:style-name="T32">é</text:span>s gaire bona idea donat al fet que es podria provocar una radicalització del proc<text:span text:style-name="T32">é</text:span>s rece<text:span text:style-name="T32">s</text:span>siu, sigui redu<text:span text:style-name="T32">i</text:span>nt la despesa pública (perdent l’efecte multiplicador) o sigui <text:s/>augmentant <text:s/>els impostos castigant encara més les rentes familiars, la inversi<text:span text:style-name="T32">ó</text:span> <text:s/><text:span text:style-name="T32">i</text:span> el consum. </text:p>
      <text:p text:style-name="P5"/>
      <text:list xml:id="list122226878061991" text:continue-numbering="true" text:style-name="WWNum6">
        <text:list-item>
          <text:p text:style-name="P33">Seria creïble que al cap de dos anys el govern anunciés que Lattimino experimenta un creixement de un 4% amb un creixement dels beneficis de les empreses <text:s/>d’un 6%? Raona la resposta</text:p>
        </text:list-item>
      </text:list>
      <text:p text:style-name="P37">Podria arribar a donar-se el cas, ja que s’ha observat que el creixement (també el decreixement) <text:s text:c="2"/>i benefici de les empreses és molt sensible a petites variacions en el PIB.</text:p>
      <text:p text:style-name="P27"/>
      <text:list xml:id="list122228530169578" text:continue-numbering="true" text:style-name="WWNum6">
        <text:list-item>
          <text:p text:style-name="P33">Segons la teoria neoquantitativa dels diners (equació de Fisher) a què hauria de limitar-se el Banc Central de la República de Lattimino si el seu objectiu és que el nivell de preus es mantingui estable?</text:p>
        </text:list-item>
      </text:list>
      <text:p text:style-name="P16"/>
      <text:p text:style-name="P16">Hauria de limitar-se a prove<text:span text:style-name="T33">i</text:span>r la quantitat de diners necessària en funció del creixement econòmic <text:s/>i en quan sigui possible, reduir l<text:span text:style-name="T34">a</text:span> <text:span text:style-name="T34">mida</text:span> del sector públic i suprimir les regulacions administratives per donar llibertat al mercat.</text:p>
      <text:p text:style-name="P12"/>
      <text:p text:style-name="P4"/>
      <text:list xml:id="list122227407543955" text:continue-numbering="true" text:style-name="WWNum6">
        <text:list-item>
          <text:p text:style-name="P33">Quan parlem de la “asimetria” de la política monetària a què ens estem referint?</text:p>
        </text:list-item>
      </text:list>
      <text:p text:style-name="P5"/>
      <text:p text:style-name="P16">A la noció keynesiana que les polítiques monet<text:span text:style-name="T35">à</text:span>ries restrictives són molt més eficients que les expansives.</text:p>
      <text:p text:style-name="P3"/>
      <text:list xml:id="list122227839325698" text:continue-numbering="true" text:style-name="WWNum6">
        <text:list-item>
          <text:p text:style-name="P34">De què creus que dependrà, fonamentalment, el consum dels ciutadans de Lattimino? I les inversions de les empreses de Lattimino? Raona la resposta</text:p>
        </text:list-item>
      </text:list>
      <text:p text:style-name="P25"/>
      <text:p text:style-name="P17"><text:span text:style-name="T27">El consum depèn principalment del sous i el nivell de preus, després in</text:span>vertim <text:span text:style-name="T25">en funció de la nostra noció de l’actualitat, la nostra expectativa.</text:span></text:p>
      <text:p text:style-name="P5"/>
      <text:list xml:id="list122227542173282" text:continue-numbering="true" text:style-name="WWNum6">
        <text:list-item>
          <text:p text:style-name="P33">Si hi hagués un concurs de preguntes quina pregunta proposaries per tal de guanyar-lo? Respon-la</text:p>
        </text:list-item>
      </text:list>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American Typewriter" svg:font-family="'American Typewri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1d8e" officeooo:paragraph-rsid="00191d8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Leo Arriola Meikle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22T16:07:39.665585878</meta:creation-date>
    <dc:date>2020-03-27T12:22:03.529299495</dc:date>
    <meta:editing-duration>PT2H28M29S</meta:editing-duration>
    <meta:editing-cycles>19</meta:editing-cycles>
    <meta:generator>LibreOffice/6.3.5.2$Linux_X86_64 LibreOffice_project/dd0751754f11728f69b42ee2af66670068624673</meta:generator>
    <meta:document-statistic meta:table-count="0" meta:image-count="0" meta:object-count="0" meta:page-count="3" meta:paragraph-count="39" meta:word-count="1005" meta:character-count="6355" meta:non-whitespace-character-count="5390"/>
  </office:meta>
</office:document-meta>
</file>